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367cm" svg:height="0.869cm" svg:x="1.245cm" svg:y="1.326cm">
          <text:p text:style-name="P1"><text:span text:style-name="T1">Patient Reported</text:span></text:p>
        </draw:rect>
        <draw:rect draw:style-name="gr3" draw:text-style-name="P4" xml:id="id12" draw:id="id12" draw:layer="layout" svg:width="6.35cm" svg:height="17.295cm" svg:x="1.262cm" svg:y="2.12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patient_reported_authority</text:span></text:p>
          <text:p text:style-name="P3"><text:span text:style-name="T2">patient_reported_type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mother_maiden</text:span></text:p>
          <text:p text:style-name="P3"><text:span text:style-name="T2">patient_birth_date</text:span></text:p>
          <text:p text:style-name="P3"><text:span text:style-name="T2">patient_sex</text:span></text:p>
          <text:p text:style-name="P3"><text:span text:style-name="T2">patient_race</text:span></text:p>
          <text:p text:style-name="P3"><text:span text:style-name="T2">patient_address_line1</text:span></text:p>
          <text:p text:style-name="P3"><text:span text:style-name="T2">patient_address_line2</text:span></text:p>
          <text:p text:style-name="P3"><text:span text:style-name="T2">patient_address_city</text:span></text:p>
          <text:p text:style-name="P3"><text:span text:style-name="T2">patient_address_state</text:span></text:p>
          <text:p text:style-name="P3"><text:span text:style-name="T2">patient_address_zip</text:span></text:p>
          <text:p text:style-name="P3"><text:span text:style-name="T2">patient_address_country</text:span></text:p>
          <text:p text:style-name="P3"><text:span text:style-name="T2">patient_address_county_parish</text:span></text:p>
          <text:p text:style-name="P3"><text:span text:style-name="T2">patient_phone</text:span></text:p>
          <text:p text:style-name="P3"><text:span text:style-name="T2">patient_email</text:span></text:p>
          <text:p text:style-name="P3"><text:span text:style-name="T2">patient_ethnicity</text:span></text:p>
          <text:p text:style-name="P3"><text:span text:style-name="T2">patient_birth_flag</text:span></text:p>
          <text:p text:style-name="P3"><text:span text:style-name="T2">patient_birth_order</text:span></text:p>
          <text:p text:style-name="P3"><text:span text:style-name="T2">patient_death_flag</text:span></text:p>
          <text:p text:style-name="P3"><text:span text:style-name="T2">patient_death_date</text:span></text:p>
          <text:p text:style-name="P3"><text:span text:style-name="T2">publicity_indicator</text:span></text:p>
          <text:p text:style-name="P3"><text:span text:style-name="T2">publicity_indicator_date</text:span></text:p>
          <text:p text:style-name="P3"><text:span text:style-name="T2">protection_indicator</text:span></text:p>
          <text:p text:style-name="P3"><text:span text:style-name="T2">protection_indicator_date</text:span></text:p>
          <text:p text:style-name="P3"><text:span text:style-name="T2">registry_status_indicator</text:span></text:p>
          <text:p text:style-name="P3"><text:span text:style-name="T2">registry_status_indicator_date</text:span></text:p>
          <text:p text:style-name="P3"><text:span text:style-name="T2">guardian_last</text:span></text:p>
          <text:p text:style-name="P3"><text:span text:style-name="T2">guardian_first</text:span></text:p>
          <text:p text:style-name="P3"><text:span text:style-name="T2">guardian_middle</text:span></text:p>
          <text:p text:style-name="P3"><text:span text:style-name="T2">guardian_relationship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4" draw:text-style-name="P1" xml:id="id1" draw:id="id1" draw:layer="layout" svg:width="0.254cm" svg:height="0.254cm" svg:x="3.435cm" svg:y="3.695cm">
          <text:p/>
        </draw:circle>
        <draw:connector draw:style-name="gr5" draw:text-style-name="P1" draw:layer="layout" draw:type="curve" svg:x1="3.689cm" svg:y1="3.822cm" svg:x2="8.63cm" svg:y2="4.716cm" draw:start-shape="id1" draw:start-glue-point="1" draw:end-shape="id2" draw:end-glue-point="3" svg:d="M3689 3822c3706 0 1236 894 4941 894">
          <text:p/>
        </draw:connector>
        <draw:rect draw:style-name="gr2" draw:text-style-name="P2" draw:layer="layout" svg:width="3.472cm" svg:height="0.869cm" svg:x="15.308cm" svg:y="4.175cm">
          <text:p text:style-name="P1"><text:span text:style-name="T1">Org Access</text:span></text:p>
        </draw:rect>
        <draw:rect draw:style-name="gr3" draw:text-style-name="P4" draw:layer="layout" svg:width="3.472cm" svg:height="2.159cm" svg:x="15.308cm" svg:y="4.937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8.63cm" svg:y="1.889cm">
          <text:p text:style-name="P1"><text:span text:style-name="T1">Org Master</text:span></text:p>
        </draw:rect>
        <draw:rect draw:style-name="gr3" draw:text-style-name="P4" xml:id="id4" draw:id="id4" draw:layer="layout" svg:width="4.78cm" svg:height="1.11cm" svg:x="8.63cm" svg:y="2.664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8.63cm" svg:y="4.282cm">
          <text:p text:style-name="P1"><text:span text:style-name="T1">Patient Master</text:span></text:p>
        </draw:rect>
        <draw:rect draw:style-name="gr3" draw:text-style-name="P4" xml:id="id8" draw:id="id8" draw:layer="layout" svg:width="4.78cm" svg:height="4.666cm" svg:x="8.63cm" svg:y="5.077cm">
          <text:p text:style-name="P3"><text:span text:style-name="T2">patient_id</text:span></text:p>
          <text:p text:style-name="P3"><text:span text:style-name="T2">org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4.476cm" svg:y="2.75cm">
          <text:p/>
        </draw:circle>
        <draw:connector draw:style-name="gr5" draw:text-style-name="P1" draw:layer="layout" draw:type="curve" svg:x1="4.73cm" svg:y1="2.877cm" svg:x2="8.63cm" svg:y2="3.219cm" draw:start-shape="id3" draw:start-glue-point="1" draw:end-shape="id4" draw:end-glue-point="3" svg:d="M4730 2877c2925 0 975 342 3900 342">
          <text:p/>
        </draw:connector>
        <draw:circle draw:style-name="gr4" draw:text-style-name="P1" xml:id="id5" draw:id="id5" draw:layer="layout" svg:width="0.254cm" svg:height="0.254cm" svg:x="15.197cm" svg:y="5.699cm">
          <text:p/>
        </draw:circle>
        <draw:connector draw:style-name="gr5" draw:text-style-name="P1" draw:layer="layout" draw:type="curve" svg:x1="15.197cm" svg:y1="5.826cm" svg:x2="13.41cm" svg:y2="2.323cm" draw:start-shape="id5" draw:start-glue-point="3" draw:end-shape="id6" svg:d="M15197 5826c-1339 0-446-3503-1787-3503">
          <text:p/>
        </draw:connector>
        <draw:rect draw:style-name="gr2" draw:text-style-name="P2" xml:id="id14" draw:id="id14" draw:layer="layout" svg:width="6.864cm" svg:height="0.869cm" svg:x="11.662cm" svg:y="9.971cm">
          <text:p text:style-name="P1"><text:span text:style-name="T1">Vaccination Reported</text:span></text:p>
        </draw:rect>
        <draw:rect draw:style-name="gr3" draw:text-style-name="P4" draw:layer="layout" svg:width="6.864cm" svg:height="9.825cm" svg:x="11.662cm" svg:y="10.765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e_ndc_code</text:span></text:p>
          <text:p text:style-name="P3"><text:span text:style-name="T2">vaccine_mvx_code</text:span></text:p>
          <text:p text:style-name="P3"><text:span text:style-name="T2">administered_amount</text:span></text:p>
          <text:p text:style-name="P3"><text:span text:style-name="T2">information_source</text:span></text:p>
          <text:p text:style-name="P3"><text:span text:style-name="T2">lot_number</text:span></text:p>
          <text:p text:style-name="P3"><text:span text:style-name="T2">expiration_date</text:span></text:p>
          <text:p text:style-name="P3"><text:span text:style-name="T2">completion_status</text:span></text:p>
          <text:p text:style-name="P3"><text:span text:style-name="T2">action_code</text:span></text:p>
          <text:p text:style-name="P3"><text:span text:style-name="T2">refusal_reason_code</text:span></text:p>
          <text:p text:style-name="P3"><text:span text:style-name="T2">body_site</text:span></text:p>
          <text:p text:style-name="P3"><text:span text:style-name="T2">body_route</text:span></text:p>
          <text:p text:style-name="P3"><text:span text:style-name="T2">funding_source</text:span></text:p>
          <text:p text:style-name="P3"><text:span text:style-name="T2">funding_eligibility</text:span></text:p>
        </draw:rect>
        <draw:ellipse draw:style-name="gr4" draw:text-style-name="P1" xml:id="id9" draw:id="id9" draw:layer="layout" svg:width="0.28cm" svg:height="0.254cm" svg:x="15.085cm" svg:y="12.489cm">
          <text:p/>
        </draw:ellipse>
        <draw:ellipse draw:style-name="gr4" draw:text-style-name="P1" xml:id="id11" draw:id="id11" draw:layer="layout" svg:width="0.279cm" svg:height="0.254cm" svg:x="11.541cm" svg:y="11.44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3.41cm" svg:y2="7.41cm" draw:start-shape="id7" draw:start-glue-point="3" draw:end-shape="id8" svg:d="M21213 7954c-5851 0-1950-544-7803-544">
          <text:p/>
        </draw:connector>
        <draw:connector draw:style-name="gr5" draw:text-style-name="P1" draw:layer="layout" draw:type="curve" svg:x1="15.365cm" svg:y1="12.616cm" svg:x2="24.078cm" svg:y2="12.392cm" draw:start-shape="id9" draw:start-glue-point="1" draw:end-shape="id10" draw:end-glue-point="2" svg:d="M15365 12616c4507 0 3755 139 4807 271s3906 256 3906-495">
          <text:p/>
        </draw:connector>
        <draw:connector draw:style-name="gr5" draw:text-style-name="P1" draw:layer="layout" draw:type="curve" svg:x1="11.541cm" svg:y1="11.567cm" svg:x2="7.612cm" svg:y2="10.767cm" draw:start-shape="id11" draw:start-glue-point="3" draw:end-shape="id12" draw:end-glue-point="1" svg:d="M11541 11567c-2946 0-982-800-3929-800">
          <text:p/>
        </draw:connector>
        <draw:connector draw:style-name="gr5" draw:text-style-name="P1" draw:layer="layout" draw:type="curve" svg:x1="21.213cm" svg:y1="9.354cm" svg:x2="18.526cm" svg:y2="10.405cm" draw:start-shape="id13" draw:start-glue-point="3" draw:end-shape="id14" draw:end-glue-point="1" svg:d="M21213 9354c-2014 0-671 1051-2687 1051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  <draw:rect draw:style-name="gr2" draw:text-style-name="P2" draw:layer="layout" svg:width="4.588cm" svg:height="0.869cm" svg:x="19.399cm" svg:y="1.254cm">
          <text:p text:style-name="P1"><text:span text:style-name="T1">Message Received</text:span></text:p>
        </draw:rect>
        <draw:rect draw:style-name="gr3" draw:text-style-name="P4" draw:layer="layout" svg:width="4.588cm" svg:height="3.937cm" svg:x="19.399cm" svg:y="2.016cm">
          <text:p text:style-name="P3"><text:span text:style-name="T2">message_received_id</text:span></text:p>
          <text:p text:style-name="P3"><text:span text:style-name="T2">org_id</text:span></text:p>
          <text:p text:style-name="P3"><text:span text:style-name="T2">message_request</text:span></text:p>
          <text:p text:style-name="P3"><text:span text:style-name="T2">message_response</text:span></text:p>
          <text:p text:style-name="P3"><text:span text:style-name="T2">reported_date</text:span></text:p>
          <text:p text:style-name="P3"><text:span text:style-name="T2">category_request</text:span></text:p>
          <text:p text:style-name="P3"><text:span text:style-name="T2">category_response</text:span></text:p>
          <text:p text:style-name="P3"><text:span text:style-name="T2">patient_reported_id</text:span></text:p>
          <text:p text:style-name="P3"><text:span text:style-name="T2"/></text:p>
        </draw:rect>
        <draw:circle draw:style-name="gr4" draw:text-style-name="P1" xml:id="id15" draw:id="id15" draw:layer="layout" svg:width="0.254cm" svg:height="0.254cm" svg:x="19.288cm" svg:y="2.778cm">
          <text:p/>
        </draw:circle>
        <draw:connector draw:style-name="gr5" draw:text-style-name="P1" draw:layer="layout" draw:type="curve" svg:x1="19.288cm" svg:y1="2.905cm" svg:x2="13.41cm" svg:y2="2.323cm" draw:start-shape="id15" draw:start-glue-point="3" draw:end-shape="id6" svg:d="M19288 2905c-4408 0-1470-582-5878-582">
          <text:p/>
        </draw:connector>
        <draw:circle draw:style-name="gr4" draw:text-style-name="P1" xml:id="id16" draw:id="id16" draw:layer="layout" svg:width="0.254cm" svg:height="0.254cm" svg:x="19.288cm" svg:y="5.392cm">
          <text:p/>
        </draw:circle>
        <draw:connector draw:style-name="gr5" draw:text-style-name="P1" draw:layer="layout" draw:type="curve" svg:x1="19.288cm" svg:y1="5.519cm" svg:x2="7.612cm" svg:y2="10.767cm" draw:start-shape="id16" draw:start-glue-point="3" draw:end-shape="id12" svg:d="M19288 5519c-8757 0-2919 5248-11676 5248">
          <text:p/>
        </draw:connector>
        <draw:circle draw:style-name="gr4" draw:text-style-name="P1" xml:id="id17" draw:id="id17" draw:layer="layout" svg:width="0.254cm" svg:height="0.254cm" svg:x="10.156cm" svg:y="5.699cm">
          <text:p/>
        </draw:circle>
        <draw:connector draw:style-name="gr5" draw:text-style-name="P1" draw:layer="layout" draw:type="curve" svg:x1="10.41cm" svg:y1="5.826cm" svg:x2="11.02cm" svg:y2="3.774cm" draw:start-shape="id17" draw:start-glue-point="1" draw:end-shape="id4" svg:d="M10410 5826c407 0 610-684 610-20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5$Win32 OpenOffice.org_project/415m1$Build-9789</meta:generator>
    <dc:date>2019-11-23T06:56:20.16</dc:date>
    <dc:creator>Nathan Bunker</dc:creator>
    <meta:editing-duration>P40DT11H27M40S</meta:editing-duration>
    <meta:editing-cycles>177</meta:editing-cycles>
    <meta:printed-by>Nathan Bunker</meta:printed-by>
    <meta:print-date>2017-03-07T11:08:55.17</meta:print-date>
    <meta:document-statistic meta:object-count="35"/>
  </office:meta>
</office:document-meta>
</file>